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margin-left="1.8111in" fo:text-indent="0.9055in">
        <style:tab-stops/>
      </style:paragraph-properties>
    </style:style>
    <style:style style:name="T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fo:font-size="18pt" style:font-size-asian="18pt" style:font-size-complex="18pt" fo:language="en" fo:country="US" style:language-asian="da" style:country-asian="DK"/>
    </style:style>
    <style:style style:name="P3" style:parent-style-name="Normal" style:family="paragraph">
      <style:paragraph-properties fo:margin-bottom="0in" fo:line-height="100%"/>
    </style:style>
    <style:style style:name="T4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5" style:parent-style-name="Normal" style:family="paragraph">
      <style:paragraph-properties fo:margin-bottom="0in" fo:line-height="100%" fo:text-indent="0.5in"/>
    </style:style>
    <style:style style:name="T6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8" style:parent-style-name="Normal" style:family="paragraph">
      <style:paragraph-properties fo:margin-top="0.1666in" fo:margin-bottom="0.1666in" fo:line-height="100%"/>
    </style:style>
    <style:style style:name="T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0" style:parent-style-name="Normal" style:family="paragraph">
      <style:paragraph-properties fo:margin-top="0.1666in" fo:margin-bottom="0.1666in" fo:line-height="100%"/>
    </style:style>
    <style:style style:name="T1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2" style:parent-style-name="Normal" style:family="paragraph">
      <style:paragraph-properties fo:margin-top="0.1666in" fo:margin-bottom="0.1666in" fo:line-height="100%"/>
    </style:style>
    <style:style style:name="T1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15" style:parent-style-name="Normal" style:family="paragraph">
      <style:paragraph-properties fo:margin-bottom="0in" fo:line-height="100%"/>
    </style:style>
    <style:style style:name="T16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7" style:parent-style-name="Normal" style:family="paragraph">
      <style:paragraph-properties fo:margin-bottom="0in" fo:line-height="100%" fo:text-indent="0.5in"/>
    </style:style>
    <style:style style:name="T18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9" style:parent-style-name="Normal" style:family="paragraph">
      <style:paragraph-properties fo:margin-bottom="0in" fo:line-height="100%" fo:text-indent="0.5in"/>
    </style:style>
    <style:style style:name="T20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22" style:parent-style-name="Normal" style:family="paragraph">
      <style:paragraph-properties fo:margin-top="0.1666in" fo:margin-bottom="0.1666in" fo:line-height="100%"/>
    </style:style>
    <style:style style:name="T2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24" style:parent-style-name="Normal" style:family="paragraph">
      <style:paragraph-properties fo:margin-top="0.1666in" fo:margin-bottom="0.1666in" fo:line-height="100%"/>
    </style:style>
    <style:style style:name="T2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26" style:parent-style-name="Normal" style:family="paragraph">
      <style:paragraph-properties fo:margin-top="0.1666in" fo:margin-bottom="0.1666in" fo:line-height="100%"/>
    </style:style>
    <style:style style:name="T2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28" style:parent-style-name="Normal" style:family="paragraph">
      <style:paragraph-properties fo:margin-top="0.1666in" fo:margin-bottom="0.1666in" fo:line-height="100%"/>
    </style:style>
    <style:style style:name="T2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30" style:parent-style-name="Normal" style:family="paragraph">
      <style:paragraph-properties fo:margin-top="0.1666in" fo:margin-bottom="0.1666in" fo:line-height="100%"/>
    </style:style>
    <style:style style:name="T3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32" style:parent-style-name="Normal" style:family="paragraph">
      <style:paragraph-properties fo:margin-top="0.1666in" fo:margin-bottom="0.1666in" fo:line-height="100%"/>
    </style:style>
    <style:style style:name="T3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34" style:parent-style-name="Normal" style:family="paragraph">
      <style:paragraph-properties fo:margin-top="0.1666in" fo:margin-bottom="0.1666in" fo:line-height="100%"/>
    </style:style>
    <style:style style:name="T3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36" style:parent-style-name="Normal" style:family="paragraph">
      <style:paragraph-properties fo:margin-top="0.1666in" fo:margin-bottom="0.1666in" fo:line-height="100%"/>
    </style:style>
    <style:style style:name="T3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38" style:parent-style-name="Normal" style:family="paragraph">
      <style:paragraph-properties fo:margin-top="0.1666in" fo:margin-bottom="0.1666in" fo:line-height="100%"/>
    </style:style>
    <style:style style:name="T3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40" style:parent-style-name="Normal" style:family="paragraph">
      <style:paragraph-properties fo:margin-top="0.1666in" fo:margin-bottom="0.1666in" fo:line-height="100%"/>
    </style:style>
    <style:style style:name="T4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42" style:parent-style-name="Normal" style:family="paragraph">
      <style:paragraph-properties fo:margin-top="0.1666in" fo:margin-bottom="0.1666in" fo:line-height="100%"/>
    </style:style>
    <style:style style:name="T4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44" style:parent-style-name="Normal" style:family="paragraph">
      <style:paragraph-properties fo:margin-top="0.1666in" fo:margin-bottom="0.1666in" fo:line-height="100%"/>
    </style:style>
    <style:style style:name="T4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46" style:parent-style-name="Normal" style:family="paragraph">
      <style:paragraph-properties fo:margin-top="0.1666in" fo:margin-bottom="0.1666in" fo:line-height="100%"/>
    </style:style>
    <style:style style:name="T4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48" style:parent-style-name="Normal" style:family="paragraph">
      <style:paragraph-properties fo:margin-top="0.1666in" fo:margin-bottom="0.1666in" fo:line-height="100%"/>
    </style:style>
    <style:style style:name="T4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50" style:parent-style-name="Normal" style:family="paragraph">
      <style:paragraph-properties fo:margin-top="0.1666in" fo:margin-bottom="0.1666in" fo:line-height="100%"/>
    </style:style>
    <style:style style:name="T5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52" style:parent-style-name="Normal" style:family="paragraph">
      <style:paragraph-properties fo:margin-top="0.1666in" fo:margin-bottom="0.1666in" fo:line-height="100%"/>
    </style:style>
    <style:style style:name="T5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54" style:parent-style-name="Normal" style:family="paragraph">
      <style:paragraph-properties fo:margin-top="0.1666in" fo:margin-bottom="0.1666in" fo:line-height="100%"/>
    </style:style>
    <style:style style:name="T5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56" style:parent-style-name="Normal" style:family="paragraph">
      <style:paragraph-properties fo:margin-top="0.1666in" fo:margin-bottom="0.1666in" fo:line-height="100%"/>
    </style:style>
    <style:style style:name="T5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58" style:parent-style-name="Normal" style:family="paragraph">
      <style:paragraph-properties fo:margin-top="0.1666in" fo:margin-bottom="0.1666in" fo:line-height="100%"/>
    </style:style>
    <style:style style:name="T5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60" style:parent-style-name="Normal" style:family="paragraph">
      <style:paragraph-properties fo:margin-top="0.1666in" fo:margin-bottom="0.1666in" fo:line-height="100%"/>
    </style:style>
    <style:style style:name="T6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62" style:parent-style-name="Normal" style:family="paragraph">
      <style:paragraph-properties fo:margin-top="0.1666in" fo:margin-bottom="0.1666in" fo:line-height="100%"/>
    </style:style>
    <style:style style:name="T6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64" style:parent-style-name="Normal" style:family="paragraph">
      <style:paragraph-properties fo:margin-top="0.1666in" fo:margin-bottom="0.1666in" fo:line-height="100%"/>
    </style:style>
    <style:style style:name="T6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66" style:parent-style-name="Normal" style:family="paragraph">
      <style:paragraph-properties fo:margin-top="0.1666in" fo:margin-bottom="0.1666in" fo:line-height="100%"/>
    </style:style>
    <style:style style:name="T6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69" style:parent-style-name="Normal" style:family="paragraph">
      <style:paragraph-properties fo:margin-top="0.1666in" fo:margin-bottom="0.1666in" fo:line-height="100%"/>
    </style:style>
    <style:style style:name="T70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71" style:parent-style-name="Normal" style:family="paragraph">
      <style:paragraph-properties fo:margin-top="0.1666in" fo:margin-bottom="0.1666in" fo:line-height="100%"/>
    </style:style>
    <style:style style:name="T72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73" style:parent-style-name="Normal" style:family="paragraph">
      <style:paragraph-properties fo:margin-top="0.1666in" fo:margin-bottom="0.1666in" fo:line-height="100%"/>
    </style:style>
    <style:style style:name="T74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75" style:parent-style-name="Normal" style:family="paragraph">
      <style:paragraph-properties fo:margin-top="0.1666in" fo:margin-bottom="0.1666in" fo:line-height="100%"/>
    </style:style>
    <style:style style:name="T76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77" style:parent-style-name="Normal" style:family="paragraph">
      <style:paragraph-properties fo:margin-top="0.1666in" fo:margin-bottom="0.1666in" fo:line-height="100%"/>
    </style:style>
    <style:style style:name="T78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79" style:parent-style-name="Normal" style:family="paragraph">
      <style:paragraph-properties fo:margin-top="0.1666in" fo:margin-bottom="0.1666in" fo:line-height="100%"/>
    </style:style>
    <style:style style:name="T80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81" style:parent-style-name="Normal" style:family="paragraph">
      <style:paragraph-properties fo:margin-top="0.1666in" fo:margin-bottom="0.1666in" fo:line-height="100%"/>
    </style:style>
    <style:style style:name="T82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83" style:parent-style-name="Normal" style:family="paragraph">
      <style:paragraph-properties fo:margin-top="0.1666in" fo:margin-bottom="0.1666in" fo:line-height="100%"/>
    </style:style>
    <style:style style:name="T84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85" style:parent-style-name="Normal" style:family="paragraph">
      <style:paragraph-properties fo:margin-top="0.1666in" fo:margin-bottom="0.1666in" fo:line-height="100%"/>
    </style:style>
    <style:style style:name="T86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87" style:parent-style-name="Normal" style:family="paragraph">
      <style:paragraph-properties fo:margin-top="0.1666in" fo:margin-bottom="0.1666in" fo:line-height="100%"/>
    </style:style>
    <style:style style:name="T88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90" style:parent-style-name="Normal" style:family="paragraph">
      <style:paragraph-properties fo:margin-top="0.1666in" fo:margin-bottom="0.1666in" fo:line-height="100%"/>
    </style:style>
    <style:style style:name="T9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92" style:parent-style-name="Normal" style:family="paragraph">
      <style:paragraph-properties fo:margin-top="0.1666in" fo:margin-bottom="0.1666in" fo:line-height="100%"/>
    </style:style>
    <style:style style:name="T9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94" style:parent-style-name="Normal" style:family="paragraph">
      <style:paragraph-properties fo:margin-top="0.1666in" fo:margin-bottom="0.1666in" fo:line-height="100%"/>
    </style:style>
    <style:style style:name="T9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96" style:parent-style-name="Normal" style:family="paragraph">
      <style:paragraph-properties fo:margin-top="0.1666in" fo:margin-bottom="0.1666in" fo:line-height="100%"/>
    </style:style>
    <style:style style:name="T9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98" style:parent-style-name="Normal" style:family="paragraph">
      <style:paragraph-properties fo:margin-top="0.1666in" fo:margin-bottom="0.1666in" fo:line-height="100%"/>
    </style:style>
    <style:style style:name="T9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00" style:parent-style-name="Normal" style:family="paragraph">
      <style:paragraph-properties fo:margin-top="0.1666in" fo:margin-bottom="0.1666in" fo:line-height="100%"/>
    </style:style>
    <style:style style:name="T10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02" style:parent-style-name="Normal" style:family="paragraph">
      <style:paragraph-properties fo:margin-top="0.1666in" fo:margin-bottom="0.1666in" fo:line-height="100%"/>
    </style:style>
    <style:style style:name="T10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04" style:parent-style-name="Normal" style:family="paragraph">
      <style:paragraph-properties fo:margin-top="0.1666in" fo:margin-bottom="0.1666in" fo:line-height="100%"/>
    </style:style>
    <style:style style:name="T10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06" style:parent-style-name="Normal" style:family="paragraph">
      <style:paragraph-properties fo:margin-top="0.1666in" fo:margin-bottom="0.1666in" fo:line-height="100%"/>
    </style:style>
    <style:style style:name="T10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08" style:parent-style-name="Normal" style:family="paragraph">
      <style:paragraph-properties fo:margin-top="0.1666in" fo:margin-bottom="0.1666in" fo:line-height="100%"/>
    </style:style>
    <style:style style:name="T10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111" style:parent-style-name="Normal" style:family="paragraph">
      <style:paragraph-properties fo:margin-top="0.1666in" fo:margin-bottom="0.1666in" fo:line-height="100%"/>
    </style:style>
    <style:style style:name="T112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13" style:parent-style-name="Normal" style:family="paragraph">
      <style:paragraph-properties fo:margin-top="0.1666in" fo:margin-bottom="0.1666in" fo:line-height="100%"/>
    </style:style>
    <style:style style:name="T114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15" style:parent-style-name="Normal" style:family="paragraph">
      <style:paragraph-properties fo:margin-top="0.1666in" fo:margin-bottom="0.1666in" fo:line-height="100%"/>
    </style:style>
    <style:style style:name="T116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17" style:parent-style-name="Normal" style:family="paragraph">
      <style:paragraph-properties fo:margin-top="0.1666in" fo:margin-bottom="0.1666in" fo:line-height="100%"/>
    </style:style>
    <style:style style:name="T118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19" style:parent-style-name="Normal" style:family="paragraph">
      <style:paragraph-properties fo:margin-top="0.1666in" fo:margin-bottom="0.1666in" fo:line-height="100%"/>
    </style:style>
    <style:style style:name="T120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21" style:parent-style-name="Normal" style:family="paragraph">
      <style:paragraph-properties fo:margin-top="0.1666in" fo:margin-bottom="0.1666in" fo:line-height="100%"/>
    </style:style>
    <style:style style:name="T122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23" style:parent-style-name="Normal" style:family="paragraph">
      <style:paragraph-properties fo:margin-top="0.1666in" fo:margin-bottom="0.1666in" fo:line-height="100%"/>
    </style:style>
    <style:style style:name="T124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25" style:parent-style-name="Normal" style:family="paragraph">
      <style:paragraph-properties fo:margin-top="0.1666in" fo:margin-bottom="0.1666in" fo:line-height="100%"/>
    </style:style>
    <style:style style:name="T126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27" style:parent-style-name="Normal" style:family="paragraph">
      <style:paragraph-properties fo:margin-top="0.1666in" fo:margin-bottom="0.1666in" fo:line-height="100%"/>
    </style:style>
    <style:style style:name="T128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29" style:parent-style-name="Normal" style:family="paragraph">
      <style:paragraph-properties fo:margin-top="0.1666in" fo:margin-bottom="0.1666in" fo:line-height="100%"/>
    </style:style>
    <style:style style:name="T130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132" style:parent-style-name="Normal" style:family="paragraph">
      <style:paragraph-properties fo:margin-top="0.1666in" fo:margin-bottom="0.1666in" fo:line-height="100%"/>
    </style:style>
    <style:style style:name="T13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34" style:parent-style-name="Normal" style:family="paragraph">
      <style:paragraph-properties fo:margin-top="0.1666in" fo:margin-bottom="0.1666in" fo:line-height="100%"/>
    </style:style>
    <style:style style:name="T13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36" style:parent-style-name="Normal" style:family="paragraph">
      <style:paragraph-properties fo:margin-top="0.1666in" fo:margin-bottom="0.1666in" fo:line-height="100%"/>
    </style:style>
    <style:style style:name="T13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38" style:parent-style-name="Normal" style:family="paragraph">
      <style:paragraph-properties fo:margin-top="0.1666in" fo:margin-bottom="0.1666in" fo:line-height="100%"/>
    </style:style>
    <style:style style:name="T13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40" style:parent-style-name="Normal" style:family="paragraph">
      <style:paragraph-properties fo:margin-top="0.1666in" fo:margin-bottom="0.1666in" fo:line-height="100%"/>
    </style:style>
    <style:style style:name="T14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42" style:parent-style-name="Normal" style:family="paragraph">
      <style:paragraph-properties fo:margin-top="0.1666in" fo:margin-bottom="0.1666in" fo:line-height="100%"/>
    </style:style>
    <style:style style:name="T14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44" style:parent-style-name="Normal" style:family="paragraph">
      <style:paragraph-properties fo:margin-top="0.1666in" fo:margin-bottom="0.1666in" fo:line-height="100%"/>
    </style:style>
    <style:style style:name="T14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46" style:parent-style-name="Normal" style:family="paragraph">
      <style:paragraph-properties fo:margin-top="0.1666in" fo:margin-bottom="0.1666in" fo:line-height="100%"/>
    </style:style>
    <style:style style:name="T14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48" style:parent-style-name="Normal" style:family="paragraph">
      <style:paragraph-properties fo:margin-top="0.1666in" fo:margin-bottom="0.1666in" fo:line-height="100%"/>
    </style:style>
    <style:style style:name="T14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50" style:parent-style-name="Normal" style:family="paragraph">
      <style:paragraph-properties fo:margin-top="0.1666in" fo:margin-bottom="0.1666in" fo:line-height="100%"/>
    </style:style>
    <style:style style:name="T15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52" style:parent-style-name="Normal" style:family="paragraph">
      <style:paragraph-properties fo:margin-top="0.1666in" fo:margin-bottom="0.1666in" fo:line-height="100%"/>
    </style:style>
    <style:style style:name="T15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54" style:parent-style-name="Normal" style:family="paragraph">
      <style:paragraph-properties fo:margin-top="0.1666in" fo:margin-bottom="0.1666in" fo:line-height="100%"/>
    </style:style>
    <style:style style:name="T15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56" style:parent-style-name="Normal" style:family="paragraph">
      <style:paragraph-properties fo:margin-top="0.1666in" fo:margin-bottom="0.1666in" fo:line-height="100%"/>
    </style:style>
    <style:style style:name="T157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158" style:parent-style-name="Normal" style:family="paragraph">
      <style:paragraph-properties fo:margin-top="0.1666in" fo:margin-bottom="0.1666in" fo:line-height="100%"/>
    </style:style>
    <style:style style:name="T159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T160" style:parent-style-name="Standardskrifttypeiafsnit" style:family="text">
      <style:text-properties fo:language="en" fo:country="US"/>
    </style:style>
  </office:automatic-styles>
  <office:body>
    <office:text text:use-soft-page-breaks="true">
      <text:p text:style-name="P1"><text:span text:style-name="T2">Correct Strategy</text:span></text:p>
      <text:p text:style-name="P3"><text:span text:style-name="T4">Operation: </text:span></text:p>
      <text:p text:style-name="P5"><text:span text:style-name="T6">correcStrategy</text:span></text:p>
      <text:p text:style-name="P7"/>
      <text:p text:style-name="P8"><text:span text:style-name="T9">Cros Reference</text:span></text:p>
      <text:p text:style-name="P10"><text:span text:style-name="T11"><text:tab/>addStrategy</text:span></text:p>
      <text:p text:style-name="P12"><text:span text:style-name="T13"><text:tab/>attachRisk</text:span></text:p>
      <text:p text:style-name="P14"/>
      <text:p text:style-name="P15"><text:span text:style-name="T16">Preconditions:</text:span></text:p>
      <text:p text:style-name="P17"><text:span text:style-name="T18">A strategy s exists</text:span></text:p>
      <text:p text:style-name="P19"><text:span text:style-name="T20">A risk r exists </text:span></text:p>
      <text:p text:style-name="P21"/>
      <text:p text:style-name="P22"><text:span text:style-name="T23">Postconditions:</text:span></text:p>
      <text:p text:style-name="P24"><text:span text:style-name="T25"><text:tab/>A strategy s is ready for correction</text:span></text:p>
      <text:p text:style-name="P26"><text:span text:style-name="T27">--------</text:span></text:p>
      <text:p text:style-name="P28"><text:span text:style-name="T29">Operation:</text:span></text:p>
      <text:p text:style-name="P30"><text:span text:style-name="T31"><text:tab/>specifyName(name)</text:span></text:p>
      <text:p text:style-name="P32"><text:span text:style-name="T33">Cros Reference</text:span></text:p>
      <text:p text:style-name="P34"><text:span text:style-name="T35"><text:tab/>addStrategy</text:span></text:p>
      <text:p text:style-name="P36"><text:span text:style-name="T37"><text:tab/>attachRisk</text:span></text:p>
      <text:p text:style-name="P38"><text:span text:style-name="T39">Preconditions:</text:span></text:p>
      <text:p text:style-name="P40"><text:span text:style-name="T41"><text:tab/>A strategy s exists</text:span></text:p>
      <text:p text:style-name="P42"><text:span text:style-name="T43"><text:tab/>A strategy s.name exists</text:span></text:p>
      <text:p text:style-name="P44"><text:span text:style-name="T45">Postconditions.</text:span></text:p>
      <text:p text:style-name="P46"><text:span text:style-name="T47"><text:tab/>s.name was set to name</text:span></text:p>
      <text:p text:style-name="P48"><text:span text:style-name="T49">Operation:</text:span></text:p>
      <text:p text:style-name="P50"><text:span text:style-name="T51"><text:tab/>specifyDescription(desc)</text:span></text:p>
      <text:soft-page-break/>
      <text:p text:style-name="P52"><text:span text:style-name="T53">Cross Reference</text:span></text:p>
      <text:p text:style-name="P54"><text:span text:style-name="T55"><text:tab/>addStrategy</text:span></text:p>
      <text:p text:style-name="P56"><text:span text:style-name="T57"><text:tab/>attachRisk</text:span></text:p>
      <text:p text:style-name="P58"><text:span text:style-name="T59">Preconditions:</text:span></text:p>
      <text:p text:style-name="P60"><text:span text:style-name="T61"><text:tab/>A strategy s exists</text:span></text:p>
      <text:p text:style-name="P62"><text:span text:style-name="T63"><text:tab/>s.description exists</text:span></text:p>
      <text:p text:style-name="P64"><text:span text:style-name="T65">PostConditions:</text:span></text:p>
      <text:p text:style-name="P66"><text:span text:style-name="T67"><text:tab/>s.description was set to description</text:span></text:p>
      <text:p text:style-name="P68"/>
      <text:p text:style-name="P69"><text:span text:style-name="T70">Operation:</text:span></text:p>
      <text:p text:style-name="P71"><text:span text:style-name="T72"><text:tab/>specifyCost(cost)</text:span></text:p>
      <text:p text:style-name="P73"><text:span text:style-name="T74">Cross Reference</text:span></text:p>
      <text:p text:style-name="P75"><text:span text:style-name="T76"><text:tab/>addStrategy</text:span></text:p>
      <text:p text:style-name="P77"><text:span text:style-name="T78"><text:tab/>attachRisk</text:span></text:p>
      <text:p text:style-name="P79"><text:span text:style-name="T80">Preconditions:</text:span></text:p>
      <text:p text:style-name="P81"><text:span text:style-name="T82"><text:tab/>A strategy s exists</text:span></text:p>
      <text:p text:style-name="P83"><text:span text:style-name="T84"><text:tab/>s.cost exists</text:span></text:p>
      <text:p text:style-name="P85"><text:span text:style-name="T86">Post conditions:</text:span></text:p>
      <text:p text:style-name="P87"><text:span text:style-name="T88"><text:tab/>s.cost was set to cost</text:span></text:p>
      <text:p text:style-name="P89"/>
      <text:p text:style-name="P90"><text:span text:style-name="T91">Operation:</text:span></text:p>
      <text:p text:style-name="P92"><text:span text:style-name="T93"><text:tab/>specifyResponsibility(resp)</text:span></text:p>
      <text:p text:style-name="P94"><text:span text:style-name="T95">Cross Reference</text:span></text:p>
      <text:p text:style-name="P96"><text:span text:style-name="T97"><text:tab/>addStrategy</text:span></text:p>
      <text:soft-page-break/>
      <text:p text:style-name="P98"><text:span text:style-name="T99"><text:tab/>attachRisk</text:span></text:p>
      <text:p text:style-name="P100"><text:span text:style-name="T101">Preconditions:</text:span></text:p>
      <text:p text:style-name="P102"><text:span text:style-name="T103"><text:tab/>A strategy s exists</text:span></text:p>
      <text:p text:style-name="P104"><text:span text:style-name="T105"><text:tab/>s.responsibility exists</text:span></text:p>
      <text:p text:style-name="P106"><text:span text:style-name="T107">PostCondtitions:</text:span></text:p>
      <text:p text:style-name="P108"><text:span text:style-name="T109"><text:tab/>s.responsibility was set to responsibility</text:span></text:p>
      <text:p text:style-name="P110"/>
      <text:p text:style-name="P111"><text:span text:style-name="T112">Operations: </text:span></text:p>
      <text:p text:style-name="P113"><text:span text:style-name="T114"><text:tab/>specifyAttachedRisk(risk)</text:span></text:p>
      <text:p text:style-name="P115"><text:span text:style-name="T116">Cross Reference:</text:span></text:p>
      <text:p text:style-name="P117"><text:span text:style-name="T118"><text:tab/>addStrategy</text:span></text:p>
      <text:p text:style-name="P119"><text:span text:style-name="T120"><text:tab/>attachRisk</text:span></text:p>
      <text:p text:style-name="P121"><text:span text:style-name="T122">Preconditions:</text:span></text:p>
      <text:p text:style-name="P123"><text:span text:style-name="T124"><text:tab/>A strategy s exists</text:span></text:p>
      <text:p text:style-name="P125"><text:span text:style-name="T126"><text:tab/>s.attachedRisk exists</text:span></text:p>
      <text:p text:style-name="P127"><text:span text:style-name="T128">PostConditions:</text:span></text:p>
      <text:p text:style-name="P129"><text:span text:style-name="T130"><text:tab/>s.attachedRisk was set to attachedRisk</text:span></text:p>
      <text:p text:style-name="P131"/>
      <text:p text:style-name="P132"><text:span text:style-name="T133">Operation:</text:span></text:p>
      <text:p text:style-name="P134"><text:span text:style-name="T135"><text:tab/>saveStrategy</text:span></text:p>
      <text:p text:style-name="P136"><text:span text:style-name="T137">Cross Reference:</text:span></text:p>
      <text:p text:style-name="P138"><text:span text:style-name="T139"><text:tab/>addStrategy</text:span></text:p>
      <text:p text:style-name="P140"><text:span text:style-name="T141"><text:tab/>attachRisk</text:span></text:p>
      <text:p text:style-name="P142"><text:span text:style-name="T143">Preconditions:</text:span></text:p>
      <text:soft-page-break/>
      <text:p text:style-name="P144"><text:span text:style-name="T145"><text:tab/>A strategy s exists</text:span></text:p>
      <text:p text:style-name="P146"><text:span text:style-name="T147"><text:tab/>s.name was set to name</text:span></text:p>
      <text:p text:style-name="P148"><text:span text:style-name="T149"><text:tab/>s.descriptions was set to description</text:span></text:p>
      <text:p text:style-name="P150"><text:span text:style-name="T151"><text:tab/>s.cost was set to cost</text:span></text:p>
      <text:p text:style-name="P152"><text:span text:style-name="T153"><text:tab/>s.responsibility was set to responsibility</text:span></text:p>
      <text:p text:style-name="P154"><text:span text:style-name="T155"><text:tab/>s.attachedRisk was set to attachedRisk</text:span></text:p>
      <text:p text:style-name="P156"><text:span text:style-name="T157">PostConditions:</text:span></text:p>
      <text:p text:style-name="P158"><text:span text:style-name="T159"><text:tab/>s.values was corrected to s.strategy</text:span></text:p>
      <text:p text:style-name="Normal"><text:span text:style-name="T16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style:style style:name="apple-tab-span" style:display-name="apple-tab-span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ers bille</meta:initial-creator>
    <dc:creator>anders bille</dc:creator>
    <meta:creation-date>2019-11-28T14:15:00Z</meta:creation-date>
    <dc:date>2019-11-28T14:17:00Z</dc:date>
    <meta:template xlink:href="Normal" xlink:type="simple"/>
    <meta:editing-cycles>1</meta:editing-cycles>
    <meta:editing-duration>PT120S</meta:editing-duration>
    <meta:document-statistic meta:page-count="4" meta:paragraph-count="2" meta:word-count="205" meta:character-count="1459" meta:row-count="10" meta:non-whitespace-character-count="1256"/>
  </office:meta>
</office:document-meta>
</file>